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433b7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isotto Forestier de Couscous Perlé &amp; Coppa</text:h>
      <text:h text:style-name="Heading_20_4" text:outline-level="4">Recette pour robot de cuisine | 4 personnes max</text:h>
      <text:p text:style-name="Text_20_body"><text:span text:style-name="Strong_20_Emphasis">&lt;650 Kcal</text:span> | <text:span text:style-name="Strong_20_Emphasis">Famille</text:span></text:p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0-25 min</text:p>
        </text:list-item>
        <text:list-item>
          <text:p text:style-name="P2"><text:span text:style-name="Strong_20_Emphasis">À table dans</text:span>: 45-6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Robot de cuisine</text:p>
        </text:list-item>
        <text:list-item>
          <text:p text:style-name="P4">Saladier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Champignons de Paris</text:span> : 250 g</text:p>
        </text:list-item>
        <text:list-item>
          <text:p text:style-name="P8"><text:span text:style-name="Strong_20_Emphasis">Gousse d'ail</text:span> : 1⁄2 pièce(s)</text:p>
        </text:list-item>
        <text:list-item>
          <text:p text:style-name="P8"><text:span text:style-name="Strong_20_Emphasis">Échalote</text:span> : 1 pièce(s)</text:p>
        </text:list-item>
        <text:list-item>
          <text:p text:style-name="P8"><text:span text:style-name="Strong_20_Emphasis">Couscous perlé</text:span> : 150 g</text:p>
        </text:list-item>
        <text:list-item>
          <text:p text:style-name="P8"><text:span text:style-name="Strong_20_Emphasis">Coppa di Parma</text:span> : 5 tranche(s)</text:p>
        </text:list-item>
        <text:list-item>
          <text:p text:style-name="P8"><text:span text:style-name="Strong_20_Emphasis">Salade</text:span> : 1 sachet(s)</text:p>
        </text:list-item>
        <text:list-item>
          <text:p text:style-name="P8"><text:span text:style-name="Strong_20_Emphasis">Fromage râpé à l'italienne</text:span> : 20 g</text:p>
        </text:list-item>
        <text:list-item>
          <text:p text:style-name="P8"><text:span text:style-name="Strong_20_Emphasis">Crème épaisse</text:span> : 50 g</text:p>
        </text:list-item>
        <text:list-item>
          <text:p text:style-name="P7"><text:span text:style-name="Strong_20_Emphasis">Copeaux de grana padano</text:span> : 20 g</text:p>
        </text:list-item>
      </text:list>
      <text:h text:style-name="Heading_20_4" text:outline-level="4">À ajouter vous-même :</text:h>
      <text:list text:style-name="L5">
        <text:list-item>
          <text:p text:style-name="P10"><text:span text:style-name="Strong_20_Emphasis">Huile d'olive</text:span> : 2 cs</text:p>
        </text:list-item>
        <text:list-item>
          <text:p text:style-name="P10"><text:span text:style-name="Strong_20_Emphasis">Cube de bouillon de légumes</text:span> : 1⁄2 pièce(s)</text:p>
        </text:list-item>
        <text:list-item>
          <text:p text:style-name="P10"><text:span text:style-name="Strong_20_Emphasis">Vinaigre balsamique noir</text:span> : 2 cs</text:p>
        </text:list-item>
        <text:list-item>
          <text:p text:style-name="P9"><text:span text:style-name="Strong_20_Emphasis">Poivre et sel</text:span> : selon votre goût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6">
        <text:list-item>
          <text:p text:style-name="P12"><text:span text:style-name="Strong_20_Emphasis">Énergie (kJ/kcal)</text:span> : 2607/623</text:p>
        </text:list-item>
        <text:list-item>
          <text:p text:style-name="P12"><text:span text:style-name="Strong_20_Emphasis">Lipides total (g)</text:span> : 29</text:p>
        </text:list-item>
        <text:list-item>
          <text:p text:style-name="P12"><text:soft-page-break/><text:span text:style-name="Strong_20_Emphasis">Dont saturés (g)</text:span> : 11,2</text:p>
        </text:list-item>
        <text:list-item>
          <text:p text:style-name="P12"><text:span text:style-name="Strong_20_Emphasis">Glucides (g)</text:span> : 62</text:p>
        </text:list-item>
        <text:list-item>
          <text:p text:style-name="P12"><text:span text:style-name="Strong_20_Emphasis">Dont sucres (g)</text:span> : 5,8</text:p>
        </text:list-item>
        <text:list-item>
          <text:p text:style-name="P12"><text:span text:style-name="Strong_20_Emphasis">Fibres (g)</text:span> : 5</text:p>
        </text:list-item>
        <text:list-item>
          <text:p text:style-name="P12"><text:span text:style-name="Strong_20_Emphasis">Protéines (g)</text:span> : 27</text:p>
        </text:list-item>
        <text:list-item>
          <text:p text:style-name="P11"><text:span text:style-name="Strong_20_Emphasis">Sel (g)</text:span> : 3,0</text:p>
        </text:list-item>
      </text:list>
      <text:p text:style-name="Text_20_body"><text:span text:style-name="Strong_20_Emphasis">Pour 100 g :</text:span></text:p>
      <text:list text:style-name="L7">
        <text:list-item>
          <text:p text:style-name="P14"><text:span text:style-name="Strong_20_Emphasis">Énergie (kJ/kcal)</text:span> : 792/189</text:p>
        </text:list-item>
        <text:list-item>
          <text:p text:style-name="P14"><text:span text:style-name="Strong_20_Emphasis">Lipides total (g)</text:span> : 9</text:p>
        </text:list-item>
        <text:list-item>
          <text:p text:style-name="P14"><text:span text:style-name="Strong_20_Emphasis">Dont saturés (g)</text:span> : 3,4</text:p>
        </text:list-item>
        <text:list-item>
          <text:p text:style-name="P14"><text:span text:style-name="Strong_20_Emphasis">Glucides (g)</text:span> : 19</text:p>
        </text:list-item>
        <text:list-item>
          <text:p text:style-name="P14"><text:span text:style-name="Strong_20_Emphasis">Dont sucres (g)</text:span> : 1,8</text:p>
        </text:list-item>
        <text:list-item>
          <text:p text:style-name="P14"><text:span text:style-name="Strong_20_Emphasis">Fibres (g)</text:span> : 1</text:p>
        </text:list-item>
        <text:list-item>
          <text:p text:style-name="P14"><text:span text:style-name="Strong_20_Emphasis">Protéines (g)</text:span> : 8</text:p>
        </text:list-item>
        <text:list-item>
          <text:p text:style-name="P13"><text:span text:style-name="Strong_20_Emphasis">Sel (g)</text:span> : 0,9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8">
        <text:list-item>
          <text:p text:style-name="P16"><text:span text:style-name="Strong_20_Emphasis">Nettoyez</text:span> les champignons avec un essuie-tout humide, puis coupez-les en fines tranches (réservez quelques tranches pour la décoration).</text:p>
        </text:list-item>
        <text:list-item>
          <text:p text:style-name="P16"><text:span text:style-name="Strong_20_Emphasis">Épluchez</text:span> l’ail et l’échalote. Coupez l’échalote en quatre.</text:p>
        </text:list-item>
        <text:list-item>
          <text:p text:style-name="P15">Placez l'ail et l'échalote dans la cuve du robot et hachez-les 45 secondes à vitesse moyenne.</text:p>
        </text:list-item>
      </text:list>
      <text:h text:style-name="Heading_20_4" text:outline-level="4">Étape 2 : Cuire les champignons et le couscous perlé</text:h>
      <text:list text:style-name="L9">
        <text:list-item>
          <text:p text:style-name="P18">Versez un filet d'huile d'olive dans la cuve du robot.</text:p>
        </text:list-item>
        <text:list-item>
          <text:p text:style-name="P18">Ajoutez les champignons et faites cuire 8 min à 120°C, sens inverse, vitesse minimum.</text:p>
        </text:list-item>
        <text:list-item>
          <text:p text:style-name="P18">Ajoutez le couscous perlé dans la cuve. Émiettez le cube de bouillon par-dessus et mouillez à hauteur avec de l'eau.</text:p>
        </text:list-item>
        <text:list-item>
          <text:p text:style-name="P18">Faites cuire 16 min à 100°C, sens inverse, vitesse minimum.</text:p>
        </text:list-item>
        <text:list-item>
          <text:p text:style-name="P17">Si le couscous perlé n’est pas assez cuit, rajoutez un peu d’eau chaude et poursuivez la cuisson 2 min à 100°C, sens inverse, vitesse minimum.</text:p>
        </text:list-item>
      </text:list>
      <text:h text:style-name="Heading_20_4" text:outline-level="4">Étape 3 : Assaisonner la salade</text:h>
      <text:list text:style-name="L10">
        <text:list-item>
          <text:p text:style-name="P20">Pendant ce temps, <text:span text:style-name="Strong_20_Emphasis">coupez</text:span> la coppa en lanières.</text:p>
        </text:list-item>
        <text:list-item>
          <text:p text:style-name="P20">Préparez une vinaigrette en mélangeant un filet d'huile d'olive avec du vinaigre balsamique dans un saladier. Salez et poivrez.</text:p>
        </text:list-item>
        <text:list-item>
          <text:p text:style-name="P19">Ajoutez la salade au moment de servir et mélangez.</text:p>
        </text:list-item>
      </text:list>
      <text:h text:style-name="Heading_20_4" text:outline-level="4">Étape 4 : Mélanger et finir</text:h>
      <text:list text:style-name="L11">
        <text:list-item>
          <text:p text:style-name="P22">Une fois le couscous perlé cuit, ajoutez le fromage râpé à l'italienne et la crème épaisse dans la cuve.</text:p>
        </text:list-item>
        <text:list-item>
          <text:p text:style-name="P21">Ajustez l'assaisonnement avec du sel et du poivre. Mélangez bien.</text:p>
        </text:list-item>
      </text:list>
      <text:h text:style-name="Heading_20_4" text:outline-level="4"><text:soft-page-break/>Étape 5 : Servir</text:h>
      <text:list text:style-name="L12">
        <text:list-item>
          <text:p text:style-name="P24">Servez le risotto dans des assiettes creuses.</text:p>
        </text:list-item>
        <text:list-item>
          <text:p text:style-name="P24">Ajoutez les copeaux de grana padano, les tranches de champignons réservées et la coppa sur le risotto.</text:p>
        </text:list-item>
        <text:list-item>
          <text:p text:style-name="P23">Accompagnez le risotto de la salade préparée.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7:08:24.097955085</dc:date>
    <meta:editing-duration>PT13M27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69" meta:word-count="543" meta:character-count="2823" meta:non-whitespace-character-count="2399"/>
  </office:meta>
</office:document-meta>
</file>